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0.7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3cm" fo:min-width="0.7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0.7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.609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7" style:family="graphic" style:parent-style-name="objectwithoutfill">
      <style:graphic-properties svg:stroke-color="#999999" draw:fill="solid" draw:fill-color="#999999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2.599cm" svg:height="2.599cm" draw:transform="rotate (-1.5707963267949) translate (6.2cm 3.593cm)" svg:viewBox="0 0 2600 2600" draw:points="0,2600 2600,2600 2600,1300 1300,1300 1300,0 0,1300">
            <text:p/>
          </draw:polygon>
          <draw:frame draw:style-name="gr2" draw:text-style-name="P2" draw:layer="layout" svg:width="1.203cm" svg:height="1.251cm" svg:x="3.6cm" svg:y="4.551cm">
            <draw:text-box>
              <text:p>A</text:p>
            </draw:text-box>
          </draw:frame>
        </draw:g>
        <draw:g>
          <draw:polygon draw:style-name="gr1" draw:text-style-name="P1" draw:layer="layout" svg:width="2.599cm" svg:height="2.645cm" svg:x="10.1cm" svg:y="12.7cm" svg:viewBox="0 0 2600 2646" draw:points="1300,2646 2600,2646 2600,0 1300,0 0,1323 1300,1323">
            <text:p/>
          </draw:polygon>
          <draw:frame draw:style-name="gr3" draw:text-style-name="P4" draw:layer="layout" svg:width="1.247cm" svg:height="1.273cm" svg:x="11.4cm" svg:y="14.023cm">
            <draw:text-box>
              <text:p text:style-name="P3">R</text:p>
            </draw:text-box>
          </draw:frame>
        </draw:g>
        <draw:g>
          <draw:polygon draw:style-name="gr1" draw:text-style-name="P1" draw:layer="layout" svg:width="2.599cm" svg:height="2.599cm" svg:x="10.1cm" svg:y="3.593cm" svg:viewBox="0 0 2600 2600" draw:points="1300,2600 2600,2600 2600,0 1300,0 0,1300 1300,1300">
            <text:p/>
          </draw:polygon>
          <draw:frame draw:style-name="gr4" draw:text-style-name="P4" draw:layer="layout" svg:width="1.202cm" svg:height="1.25cm" svg:x="11.4cm" svg:y="4.893cm">
            <draw:text-box>
              <text:p text:style-name="P3">E</text:p>
            </draw:text-box>
          </draw:frame>
        </draw:g>
        <draw:g>
          <draw:polygon draw:style-name="gr1" draw:text-style-name="P1" draw:layer="layout" svg:width="2.585cm" svg:height="3.899cm" draw:transform="rotate (1.5707963267949) translate (14cm 6.17877821979115cm)" svg:viewBox="0 0 2586 3900" draw:points="0,0 1292,0 1292,1300 2586,1300 2586,2600 1292,3900 1292,2600 0,2600">
            <text:p/>
          </draw:polygon>
          <draw:frame draw:style-name="gr5" draw:text-style-name="P2" draw:layer="layout" svg:width="1.109cm" svg:height="1.244cm" svg:x="15.3cm" svg:y="4.949cm">
            <draw:text-box>
              <text:p>L</text:p>
            </draw:text-box>
          </draw:frame>
        </draw:g>
        <draw:g>
          <draw:polygon draw:style-name="gr1" draw:text-style-name="P1" draw:layer="layout" svg:width="2.599cm" svg:height="2.599cm" svg:x="3.6cm" svg:y="12.693cm" svg:viewBox="0 0 2600 2600" draw:points="0,0 1300,0 1300,1300 2600,2600 0,2600">
            <text:p/>
          </draw:polygon>
          <draw:frame draw:style-name="gr6" draw:text-style-name="P2" draw:layer="layout" svg:width="0.001cm" svg:height="1cm" svg:x="4.5cm" svg:y="14.293cm">
            <draw:text-box>
              <text:p>O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16.593cm)" svg:viewBox="0 0 2600 1300" draw:points="0,0 2600,0 2600,1300 1300,1300">
            <text:p/>
          </draw:polygon>
          <draw:frame draw:style-name="gr7" draw:text-style-name="P2" draw:layer="layout" svg:width="1.031cm" svg:height="0.962cm" svg:x="7.7cm" svg:y="18.131cm">
            <draw:text-box>
              <text:p>M</text:p>
            </draw:text-box>
          </draw:frame>
        </draw:g>
        <draw:g>
          <draw:polygon draw:style-name="gr1" draw:text-style-name="P1" draw:layer="layout" svg:width="2.599cm" svg:height="3.899cm" draw:transform="rotate (-1.5707963267949) translate (17.9cm 12.693cm)" svg:viewBox="0 0 2600 3900" draw:points="1300,3900 2600,3900 2600,0 0,2600 1300,2600">
            <text:p/>
          </draw:polygon>
          <draw:frame draw:style-name="gr8" draw:text-style-name="P2" draw:layer="layout" svg:width="0.891cm" svg:height="0.962cm" svg:x="15.2cm" svg:y="13.493cm">
            <draw:text-box>
              <text:p>T</text:p>
            </draw:text-box>
          </draw:frame>
        </draw:g>
        <draw:g>
          <draw:polygon draw:style-name="gr1" draw:text-style-name="P1" draw:layer="layout" svg:width="3.899cm" svg:height="1.299cm" draw:transform="rotate (-1.5707963267949) translate (8.8cm 7.493cm)" svg:viewBox="0 0 3900 1300" draw:points="1300,1300 3900,1300 3900,0 0,0">
            <text:p/>
          </draw:polygon>
          <draw:frame draw:style-name="gr9" draw:text-style-name="P2" draw:layer="layout" svg:width="1cm" svg:height="0.962cm" svg:x="7.8cm" svg:y="9.831cm">
            <draw:text-box>
              <text:p>S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3.593cm)" svg:viewBox="0 0 2600 1300" draw:points="0,1300 2600,1300 2600,0 0,0">
            <text:p/>
          </draw:polygon>
          <draw:frame draw:style-name="gr10" draw:text-style-name="P2" draw:layer="layout" svg:width="0.997cm" svg:height="0.962cm" svg:x="7.652cm" svg:y="4.412cm">
            <draw:text-box>
              <text:p>Q</text:p>
            </draw:text-box>
          </draw:frame>
        </draw:g>
        <draw:g>
          <draw:polygon draw:style-name="gr1" draw:text-style-name="P1" draw:layer="layout" svg:width="2.599cm" svg:height="2.599cm" svg:x="10.1cm" svg:y="16.593cm" svg:viewBox="0 0 2600 2600" draw:points="0,1300 1300,1300 1300,0 2600,0 2600,2600 0,2600">
            <text:p/>
          </draw:polygon>
          <draw:frame draw:style-name="gr11" draw:text-style-name="P2" draw:layer="layout" svg:width="0.82cm" svg:height="0.962cm" svg:x="11.6cm" svg:y="17.83cm">
            <draw:text-box>
              <text:p>J</text:p>
            </draw:text-box>
          </draw:frame>
        </draw:g>
        <draw:g>
          <draw:polygon draw:style-name="gr1" draw:text-style-name="P1" draw:layer="layout" svg:width="2.599cm" svg:height="1.299cm" svg:x="14cm" svg:y="16.593cm" svg:viewBox="0 0 2600 1300" draw:points="0,1300 2600,1300 1300,0">
            <text:p/>
          </draw:polygon>
          <draw:frame draw:style-name="gr12" draw:text-style-name="P2" draw:layer="layout" svg:width="1.3cm" svg:height="0.962cm" svg:x="14.9cm" svg:y="16.793cm">
            <draw:text-box>
              <text:p>D</text:p>
            </draw:text-box>
          </draw:frame>
        </draw:g>
        <draw:g>
          <draw:polygon draw:style-name="gr1" draw:text-style-name="P1" draw:layer="layout" svg:width="2.599cm" svg:height="1.299cm" svg:x="3.6cm" svg:y="16.593cm" svg:viewBox="0 0 2600 1300" draw:points="0,1300 2600,1300 2600,0 0,0">
            <text:p/>
          </draw:polygon>
          <draw:frame draw:style-name="gr13" draw:text-style-name="P2" draw:layer="layout" svg:width="0.925cm" svg:height="0.962cm" svg:x="3.775cm" svg:y="16.693cm">
            <draw:text-box>
              <text:p>B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12.693cm)" svg:viewBox="0 0 2600 1300" draw:points="0,1300 2600,1300 2600,0 1300,0">
            <text:p/>
          </draw:polygon>
          <draw:frame draw:style-name="gr14" draw:text-style-name="P2" draw:layer="layout" svg:width="0.925cm" svg:height="1.2cm" svg:x="7.875cm" svg:y="13.993cm">
            <draw:text-box>
              <text:p>Y</text:p>
            </draw:text-box>
          </draw:frame>
        </draw:g>
        <draw:g>
          <draw:polygon draw:style-name="gr1" draw:text-style-name="P1" draw:layer="layout" svg:width="2.599cm" svg:height="2.599cm" svg:x="3.6cm" svg:y="7.493cm" svg:viewBox="0 0 2600 2600" draw:points="0,2600 2600,2600 2600,0">
            <text:p/>
          </draw:polygon>
          <draw:frame draw:style-name="gr15" draw:text-style-name="P2" draw:layer="layout" svg:width="0.68cm" svg:height="0.962cm" svg:x="5.1cm" svg:y="8.449cm">
            <draw:text-box>
              <text:p>I</text:p>
            </draw:text-box>
          </draw:frame>
        </draw:g>
        <draw:g>
          <draw:polygon draw:style-name="gr1" draw:text-style-name="P1" draw:layer="layout" svg:width="3.899cm" svg:height="2.599cm" draw:transform="rotate (-1.5707963267949) translate (12.7cm 7.493cm)" svg:viewBox="0 0 3900 2600" draw:points="0,2600 2600,2600 2600,1300 3900,1300 3900,0 1300,0 1300,1300 0,1300">
            <text:p/>
          </draw:polygon>
          <draw:frame draw:style-name="gr16" draw:text-style-name="P2" draw:layer="layout" svg:width="0.959cm" svg:height="0.962cm" svg:x="11.4cm" svg:y="9.464cm">
            <draw:text-box>
              <text:p>U</text:p>
            </draw:text-box>
          </draw:frame>
        </draw:g>
        <draw:g>
          <draw:frame draw:style-name="gr16" draw:text-style-name="P2" draw:layer="layout" svg:width="0.959cm" svg:height="0.962cm" svg:x="15.8cm" svg:y="7.593cm">
            <draw:text-box>
              <text:p>N</text:p>
            </draw:text-box>
          </draw:frame>
          <draw:polygon draw:style-name="gr1" draw:text-style-name="P1" draw:layer="layout" svg:width="3.899cm" svg:height="2.599cm" svg:x="14cm" svg:y="7.493cm" svg:viewBox="0 0 3900 2600" draw:points="0,0 3900,0 3900,1300 1300,1300 1300,2600 0,2600">
            <text:p/>
          </draw:polygon>
        </draw:g>
      </draw:page>
      <draw:page draw:name="page2" draw:style-name="dp1" draw:master-page-name="Standard">
        <draw:path draw:style-name="gr17" draw:text-style-name="P5" draw:layer="layout" svg:width="9.099cm" svg:height="9.099cm" svg:x="6.2cm" svg:y="2.3cm" svg:viewBox="0 0 9100 9100" svg:d="M0 1300v6500h1300v1300h6500v-1300h1300v-6500h-1300v-1300h-6500v1300zM2600 2600h-1300v3900h1300v1300h3900v-1300h1300v-3900h-1300v-1300h-3900zM3900 3900v1300h1300v-1300zM3900 1300l-2600 2600v1300l2600 2600h1300l2600-2600v-1300l-2600-26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2:59:43.072000000</meta:creation-date>
    <dc:date>2019-02-15T17:16:32.363000000</dc:date>
    <meta:editing-duration>PT1H30M33S</meta:editing-duration>
    <meta:editing-cycles>4</meta:editing-cycles>
    <meta:generator>LibreOffice/5.0.4.2$Windows_X86_64 LibreOffice_project/2b9802c1994aa0b7dc6079e128979269cf95bc78</meta:generator>
    <meta:print-date>2019-02-14T21:00:46.565000000</meta:print-date>
    <meta:document-statistic meta:object-count="49"/>
  </office:meta>
</office:document-meta>
</file>